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949cm" fo:min-width="12.499cm"/>
    </style:style>
    <style:style style:name="gr2" style:family="graphic" style:parent-style-name="standard">
      <style:graphic-properties draw:stroke="dash" draw:stroke-dash="Long_20_Dash" svg:stroke-width="0.05cm" svg:stroke-color="#000000" draw:marker-start-width="0.275cm" draw:marker-end-width="0.275cm" svg:stroke-linecap="butt" draw:fill="none" draw:fill-color="#cccccc" draw:textarea-horizontal-align="justify" draw:textarea-vertical-align="middle" draw:auto-grow-height="false" fo:min-height="1.9cm" fo:min-width="8.0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="Circle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389cm" style:use-optimal-column-width="false"/>
    </style:style>
    <style:style style:name="co2" style:family="table-column">
      <style:table-column-properties style:column-width="0.767cm" style:use-optimal-column-width="false"/>
    </style:style>
    <style:style style:name="co3" style:family="table-column">
      <style:table-column-properties style:column-width="0.769cm" style:use-optimal-column-width="false"/>
    </style:style>
    <style:style style:name="co4" style:family="table-column">
      <style:table-column-properties style:column-width="1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fill="solid" draw:fill-color="#eeeeee" draw:textarea-vertical-align="middle"/>
      <style:paragraph-properties fo:margin-left="0cm" fo:margin-right="0cm" fo:margin-top="0cm" fo:margin-bottom="0.2cm" fo:text-align="center" fo:text-indent="0cm" fo:border="0.43pt solid #000000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margin-left="0cm" fo:margin-right="0cm" fo:margin-top="0cm" fo:margin-bottom="0.2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999cm" svg:height="4.199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cm" svg:height="2.2cm" svg:x="3.5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184cm" svg:height="0.645cm" svg:x="3.516cm" svg:y="1cm">
          <draw:text-box>
            <text:p text:style-name="P3"><text:span text:style-name="T1">String</text:span></text:p>
          </draw:text-box>
        </draw:frame>
        <draw:frame draw:style-name="standard" draw:layer="layout" svg:width="6.225cm" svg:height="0.999cm" svg:x="5.481cm" svg:y="1.802cm">
          <table:table table:template-name="default" table:use-first-row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5usize</text:p>
              </table:table-cell>
              <table:table-cell>
                <text:p text:style-name="P6">h</text:p>
              </table:table-cell>
              <table:table-cell>
                <text:p text:style-name="P6">a</text:p>
              </table:table-cell>
              <table:table-cell>
                <text:p text:style-name="P6">l</text:p>
              </table:table-cell>
              <table:table-cell>
                <text:p text:style-name="P6">l</text:p>
              </table:table-cell>
              <table:table-cell>
                <text:p text:style-name="P6">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.022cm" svg:height="0.645cm" svg:x="1.014cm" svg:y="1.099cm">
          <draw:text-box>
            <text:p text:style-name="P3"><text:span text:style-name="T1">Pi</text:span><text:span text:style-name="T1">n</text:span></text:p>
          </draw:text-box>
        </draw:frame>
        <draw:frame draw:style-name="standard" draw:layer="layout" svg:width="0.999cm" svg:height="0.999cm" svg:x="1cm" svg:y="1.8cm">
          <table:table table:template-name="default" table:use-first-row-styles="true">
            <table:table-column table:style-name="co4"/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4" draw:text-style-name="P7" draw:layer="layout" svg:x1="4cm" svg:y1="2.3cm" svg:x2="5.5cm" svg:y2="2.3cm">
          <text:p/>
        </draw:line>
        <draw:line draw:style-name="gr5" draw:text-style-name="P7" draw:layer="layout" svg:x1="1.33cm" svg:y1="2.3cm" svg:x2="4.2cm" svg:y2="2.3cm">
          <text:p/>
        </draw:line>
        <draw:frame draw:style-name="gr3" draw:text-style-name="P4" draw:layer="layout" svg:width="0.884cm" svg:height="0.645cm" svg:x="8.216cm" svg:y="1.2cm">
          <draw:text-box>
            <text:p text:style-name="P3"><text:span text:style-name="T1">s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3cm" fo:page-height="4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2-21T18:26:48.093195142</dc:date>
    <meta:editing-duration>PT2H15M34S</meta:editing-duration>
    <meta:editing-cycles>44</meta:editing-cycles>
    <meta:generator>LibreOffice/7.4.7.2$Linux_X86_64 LibreOffice_project/40$Build-2</meta:generator>
    <meta:document-statistic meta:object-count="9"/>
  </office:meta>
</office:document-meta>
</file>